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65cm" loext:contextual-spacing="false" style:line-height-at-least="0.529cm" fo:widows="1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2" style:family="paragraph" style:parent-style-name="Text_20_body">
      <style:paragraph-properties fo:margin-top="0cm" fo:margin-bottom="0cm" loext:contextual-spacing="false" style:line-height-at-least="0.529cm" fo:widows="1" fo:padding="0cm" fo:border="non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3" style:family="paragraph" style:parent-style-name="Text_20_body">
      <style:paragraph-properties fo:margin-top="0cm" fo:margin-bottom="0cm" loext:contextual-spacing="false" style:line-height-at-least="0.529cm" fo:widows="1" fo:padding="0cm" fo:border="none"/>
      <style:text-properties fo:font-variant="normal" fo:text-transform="none" fo:color="#333333" style:font-name="Helvetica Neue" fo:font-size="10.5pt" fo:letter-spacing="normal" fo:font-style="normal" fo:font-weight="normal" officeooo:paragraph-rsid="00132947"/>
    </style:style>
    <style:style style:name="P4" style:family="paragraph" style:parent-style-name="Text_20_body">
      <style:paragraph-properties fo:margin-top="0cm" fo:margin-bottom="0.265cm" loext:contextual-spacing="false" style:line-height-at-least="0.529cm" fo:widows="1" fo:padding="0cm" fo:border="none"/>
    </style:style>
    <style:style style:name="P5" style:family="paragraph" style:parent-style-name="Heading_20_3">
      <style:text-properties fo:font-variant="normal" fo:text-transform="none" fo:color="#333333" style:font-name="Helvetica Neue" fo:font-size="18pt" fo:letter-spacing="normal" fo:font-style="normal" fo:font-weight="bold"/>
    </style:style>
    <style:style style:name="P6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widows="1" fo:text-indent="0cm" style:auto-text-indent="false" fo:padding="0cm" fo:border="none"/>
    </style:style>
    <style:style style:name="P7" style:family="paragraph" style:parent-style-name="Text_20_body" style:list-style-name="L1">
      <style:paragraph-properties fo:margin-left="0cm" fo:margin-right="0cm" fo:margin-top="0cm" fo:margin-bottom="0cm" loext:contextual-spacing="false" style:line-height-at-least="0.529cm" fo:widows="1" fo:text-indent="0cm" style:auto-text-indent="false" fo:padding="0cm" fo:border="none"/>
      <style:text-properties fo:font-variant="normal" fo:text-transform="none" fo:color="#333333" style:font-name="Helvetica Neue" fo:font-size="10.5pt" fo:letter-spacing="normal" fo:font-style="normal" fo:font-weight="normal" officeooo:paragraph-rsid="0014b47f"/>
    </style:style>
    <style:style style:name="P8" style:family="paragraph" style:parent-style-name="Text_20_body" style:list-style-name="L1">
      <style:paragraph-properties fo:margin-left="0cm" fo:margin-right="0cm" fo:margin-top="0cm" fo:margin-bottom="0cm" loext:contextual-spacing="false" style:line-height-at-least="0.529cm" fo:widows="1" fo:text-indent="0cm" style:auto-text-indent="false" fo:padding="0cm" fo:border="none"/>
      <style:text-properties fo:font-variant="normal" fo:text-transform="none" fo:color="#800000" style:font-name="Helvetica Neue" fo:font-size="10.5pt" fo:letter-spacing="normal" fo:font-style="normal" fo:font-weight="normal" officeooo:rsid="00132947" officeooo:paragraph-rsid="00132947"/>
    </style:style>
    <style:style style:name="P9" style:family="paragraph" style:parent-style-name="Text_20_body" style:list-style-name="L1">
      <style:paragraph-properties fo:margin-left="0cm" fo:margin-right="0cm" fo:margin-top="0cm" fo:margin-bottom="0cm" loext:contextual-spacing="false" style:line-height-at-least="0.529cm" fo:widows="1" fo:text-indent="0cm" style:auto-text-indent="false" fo:padding="0cm" fo:border="none"/>
      <style:text-properties fo:font-variant="normal" fo:text-transform="none" fo:color="#800000" style:font-name="Helvetica Neue" fo:font-size="10.5pt" fo:letter-spacing="normal" fo:font-style="normal" fo:font-weight="normal" officeooo:rsid="00132947" officeooo:paragraph-rsid="00153fa6"/>
    </style:style>
    <style:style style:name="P10" style:family="paragraph" style:parent-style-name="Text_20_body" style:list-style-name="L1">
      <style:paragraph-properties fo:margin-left="0cm" fo:margin-right="0cm" fo:margin-top="0cm" fo:margin-bottom="0cm" loext:contextual-spacing="false" style:line-height-at-least="0.529cm" fo:widows="1" fo:text-indent="0cm" style:auto-text-indent="false" fo:padding="0cm" fo:border="none"/>
      <style:text-properties fo:font-variant="normal" fo:text-transform="none" fo:color="#800000" style:font-name="Helvetica Neue" fo:font-size="10.5pt" fo:letter-spacing="normal" fo:font-style="normal" fo:font-weight="normal" officeooo:rsid="00132947" officeooo:paragraph-rsid="0015512b"/>
    </style:style>
    <style:style style:name="P11" style:family="paragraph" style:parent-style-name="Text_20_body" style:list-style-name="L1">
      <style:paragraph-properties fo:margin-left="0cm" fo:margin-right="0cm" fo:margin-top="0cm" fo:margin-bottom="0cm" loext:contextual-spacing="false" style:line-height-at-least="0.529cm" fo:widows="1" fo:text-indent="0cm" style:auto-text-indent="false" fo:padding="0cm" fo:border="none"/>
      <style:text-properties fo:font-variant="normal" fo:text-transform="none" fo:color="#800000" style:font-name="Helvetica Neue" fo:font-size="10.5pt" fo:letter-spacing="normal" fo:font-style="normal" fo:font-weight="normal" officeooo:rsid="00132947" officeooo:paragraph-rsid="00184abe"/>
    </style:style>
    <style:style style:name="P12" style:family="paragraph" style:parent-style-name="Text_20_body" style:list-style-name="L1">
      <style:paragraph-properties fo:margin-left="0cm" fo:margin-right="0cm" fo:margin-top="0cm" fo:margin-bottom="0cm" loext:contextual-spacing="false" style:line-height-at-least="0.529cm" fo:widows="1" fo:text-indent="0cm" style:auto-text-indent="false" fo:padding="0cm" fo:border="none"/>
      <style:text-properties fo:font-variant="normal" fo:text-transform="none" fo:color="#800000" style:font-name="Helvetica Neue" fo:font-size="10.5pt" fo:letter-spacing="normal" fo:font-style="normal" fo:font-weight="normal" officeooo:rsid="00132947" officeooo:paragraph-rsid="001a2313"/>
    </style:style>
    <style:style style:name="P13" style:family="paragraph" style:parent-style-name="Text_20_body" style:list-style-name="L1">
      <style:paragraph-properties fo:margin-top="0cm" fo:margin-bottom="0cm" loext:contextual-spacing="false" style:line-height-at-least="0.529cm" fo:widows="1" fo:padding="0cm" fo:border="non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14" style:family="paragraph" style:parent-style-name="Text_20_body" style:list-style-name="L1">
      <style:paragraph-properties fo:margin-top="0cm" fo:margin-bottom="0cm" loext:contextual-spacing="false" style:line-height-at-least="0.529cm" fo:widows="1" fo:padding="0cm" fo:border="none"/>
      <style:text-properties fo:font-variant="normal" fo:text-transform="none" fo:color="#333333" style:font-name="Helvetica Neue" fo:font-size="10.5pt" fo:letter-spacing="normal" fo:font-style="normal" fo:font-weight="normal" officeooo:paragraph-rsid="0014b47f"/>
    </style:style>
    <style:style style:name="P15" style:family="paragraph" style:parent-style-name="Text_20_body" style:list-style-name="L1">
      <style:paragraph-properties fo:margin-top="0cm" fo:margin-bottom="0cm" loext:contextual-spacing="false" style:line-height-at-least="0.529cm" fo:widows="1" fo:padding="0cm" fo:border="none"/>
      <style:text-properties fo:font-variant="normal" fo:text-transform="none" fo:color="#333333" style:font-name="Helvetica Neue" fo:font-size="10.5pt" fo:letter-spacing="normal" fo:font-style="normal" fo:font-weight="normal" officeooo:paragraph-rsid="00132947"/>
    </style:style>
    <style:style style:name="P16" style:family="paragraph" style:parent-style-name="Text_20_body" style:list-style-name="L1">
      <style:paragraph-properties fo:margin-top="0cm" fo:margin-bottom="0.265cm" loext:contextual-spacing="false" style:line-height-at-least="0.529cm" fo:widows="1" fo:padding="0cm" fo:border="none"/>
    </style:style>
    <style:style style:name="P17" style:family="paragraph" style:parent-style-name="Text_20_body" style:list-style-name="L1">
      <style:paragraph-properties fo:margin-top="0cm" fo:margin-bottom="0.265cm" loext:contextual-spacing="false" style:line-height-at-least="0.529cm" fo:widows="1" fo:padding="0cm" fo:border="none"/>
      <style:text-properties officeooo:paragraph-rsid="0014b47f"/>
    </style:style>
    <style:style style:name="T1" style:family="text">
      <style:text-properties fo:font-variant="normal" fo:text-transform="none" fo:color="#333333" style:font-name="Helvetica Neue" fo:font-size="10.5pt" fo:letter-spacing="normal" fo:font-style="normal" fo:font-weight="bold"/>
    </style:style>
    <style:style style:name="T2" style:family="text">
      <style:text-properties fo:font-variant="normal" fo:text-transform="none" fo:color="#333333" style:font-name="Helvetica Neue" fo:font-size="10.5pt" fo:letter-spacing="normal" fo:font-style="normal" fo:font-weight="bold" officeooo:rsid="0014b47f"/>
    </style:style>
    <style:style style:name="T3" style:family="text">
      <style:text-properties officeooo:rsid="00132947"/>
    </style:style>
    <style:style style:name="T4" style:family="text">
      <style:text-properties fo:color="#800000" officeooo:rsid="00132947"/>
    </style:style>
    <style:style style:name="T5" style:family="text">
      <style:text-properties officeooo:rsid="0014b47f"/>
    </style:style>
    <style:style style:name="T6" style:family="text">
      <style:text-properties officeooo:rsid="00153fa6"/>
    </style:style>
    <style:style style:name="T7" style:family="text">
      <style:text-properties officeooo:rsid="0015512b"/>
    </style:style>
    <style:style style:name="T8" style:family="text">
      <style:text-properties officeooo:rsid="001660b7"/>
    </style:style>
    <style:style style:name="T9" style:family="text">
      <style:text-properties officeooo:rsid="00184abe"/>
    </style:style>
    <style:style style:name="T10" style:family="text">
      <style:text-properties officeooo:rsid="001a2313"/>
    </style:style>
    <text:list-style style:name="L1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323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Prova pràctica UF1B</text:h>
      <text:p text:style-name="P1">Per a fer aquesta prova pràctica el caldran descarregar i descomprimir el fitxer manuals.tar.gz que teniu adjunt <text:span text:style-name="T3">al moodle</text:span></text:p>
      <text:list xml:id="list6949348281512168307" text:style-name="L1">
        <text:list-item>
          <text:p text:style-name="P6"><text:span text:style-name="Strong_20_Emphasis"><text:span text:style-name="T1">[Intel Server Board] – </text:span></text:span><text:span text:style-name="Strong_20_Emphasis"><text:span text:style-name="T2">Total 2 punts</text:span></text:span></text:p>
          <text:list>
            <text:list-item>
              <text:p text:style-name="P7"><text:s/><text:span text:style-name="T5">[0,25 punts] </text:span>Quants slots DIMM té disponibles?</text:p>
              <text:p text:style-name="P8">Resposta: <text:span text:style-name="T6">12</text:span></text:p>
            </text:list-item>
            <text:list-item>
              <text:p text:style-name="P14"><text:s/><text:span text:style-name="T5">[0,25 punts] </text:span>Quants sockets de CPU té disponibles?</text:p>
              <text:p text:style-name="P8">Resposta: <text:span text:style-name="T6">2</text:span></text:p>
            </text:list-item>
            <text:list-item>
              <text:p text:style-name="P14"><text:s/><text:span text:style-name="T5">[0,25 punts] </text:span>Quantes interfícies de xarxa (Ethernet) té disponibles?</text:p>
              <text:p text:style-name="P8">Resposta: <text:span text:style-name="T6">2</text:span></text:p>
            </text:list-item>
            <text:list-item>
              <text:p text:style-name="P14"><text:s/><text:span text:style-name="T5">[0,25 punts] </text:span>Quants PCIe Gen3 x16 tindrem disponibles si només tenim un processador instal.lat? </text:p>
              <text:p text:style-name="P8">Resposta: <text:span text:style-name="T6">1</text:span></text:p>
              <text:p text:style-name="P15">I si tenim 2 processadors instal.lats?</text:p>
              <text:p text:style-name="P8">Resposta: <text:span text:style-name="T6">2</text:span></text:p>
            </text:list-item>
            <text:list-item>
              <text:p text:style-name="P14"><text:s/><text:span text:style-name="T5">[0,25 punts] </text:span>Quin chipset governa aquesta placa base?</text:p>
              <text:p text:style-name="P9">Resposta: <text:span text:style-name="T6">Intel C602-A</text:span></text:p>
            </text:list-item>
            <text:list-item>
              <text:p text:style-name="P14"><text:s/><text:span text:style-name="T5">[0,25 punts] </text:span>Per què cal configurar a la BIOS l'altitud a la que es troba el servidor? Expliqueu què passarà a baixes altituds i també a altes.</text:p>
              <text:p text:style-name="P8">Resposta: </text:p>
            </text:list-item>
            <text:list-item>
              <text:p text:style-name="P13"><text:s/><text:span text:style-name="T5">[0,5 punts] </text:span>Quina és la màxima quantitat de memòria RAM que podríem arribar a tenir amb dues CPU instal.lades en aquesta placa base?</text:p>
              <text:p text:style-name="P8">Resposta: </text:p>
            </text:list-item>
          </text:list>
          <text:p text:style-name="P16"><text:span text:style-name="Strong_20_Emphasis"><text:span text:style-name="T1"/></text:span></text:p>
        </text:list-item>
        <text:list-item>
          <text:p text:style-name="P17"><text:span text:style-name="Strong_20_Emphasis"><text:span text:style-name="T1">[Gigabyte GA-Z170X-Gaming 7 EU] – </text:span></text:span><text:span text:style-name="Strong_20_Emphasis"><text:span text:style-name="T2">Total 2 punts</text:span></text:span></text:p>
          <text:list>
            <text:list-item>
              <text:p text:style-name="P7"><text:s/><text:span text:style-name="T5">[0,25 punts] </text:span>Quants slots DIMM té disponibles?</text:p>
              <text:p text:style-name="P8">Resposta: <text:span text:style-name="T6">4</text:span></text:p>
            </text:list-item>
            <text:list-item>
              <text:p text:style-name="P14"><text:s/><text:span text:style-name="T5">[0,25 punts] </text:span>Quants sockets de CPU té disponibles?</text:p>
              <text:p text:style-name="P8">Resposta: </text:p>
            </text:list-item>
            <text:list-item>
              <text:p text:style-name="P14"><text:s/><text:span text:style-name="T5">[0,25 punts] </text:span>Quantes interfícies de xarxa (Ethernet) té disponibles?</text:p>
              <text:p text:style-name="P8">Resposta: </text:p>
            </text:list-item>
            <text:list-item>
              <text:p text:style-name="P14"><text:s/><text:span text:style-name="T5">[0,25 punts] </text:span>Quants PCIe Gen3 x16 tindrem disponibles si només instal.lem una tarja PCI?</text:p>
              <text:p text:style-name="P8">Resposta: <text:span text:style-name="T9">1</text:span></text:p>
            </text:list-item>
            <text:list-item>
              <text:p text:style-name="P14"><text:s/><text:span text:style-name="T5">[0,25 punts] </text:span>Quin chipset governa aquesta placa base?</text:p>
              <text:p text:style-name="P12">Resposta: <text:span text:style-name="T10">Intel ® Z170 S</text:span></text:p>
            </text:list-item>
            <text:list-item>
              <text:p text:style-name="P14"><text:s/><text:span text:style-name="T5">[0,5 punts] </text:span>Quants connectors SATA tindrem disponibles en total si no fem ús de la opció SATA Express?</text:p>
              <text:p text:style-name="P8">Resposta: <text:span text:style-name="T10">8</text:span></text:p>
            </text:list-item>
            <text:list-item>
              <text:p text:style-name="P14"><text:s/><text:span text:style-name="T5">[0,25 punts] </text:span>Quina és la màxima quantitat de memòria RAM que podríem arribar a tenir en aquesta placa base?</text:p>
            </text:list-item>
          </text:list>
        </text:list-item>
      </text:list>
      <text:p text:style-name="P3"><text:tab/><text:span text:style-name="T4">Resposta: </text:span></text:p>
      <text:p text:style-name="P2"/>
      <text:p text:style-name="P2"/>
      <text:p text:style-name="P4"><text:span text:style-name="Strong_20_Emphasis"><text:span text:style-name="T1"/></text:span></text:p>
      <text:list xml:id="list132232554833202" text:continue-numbering="true" text:style-name="L1">
        <text:list-item>
          <text:p text:style-name="P17"><text:soft-page-break/><text:span text:style-name="Strong_20_Emphasis"><text:span text:style-name="T1">[Radeon-RX-470-Gaming] – </text:span></text:span><text:span text:style-name="Strong_20_Emphasis"><text:span text:style-name="T2">Total 2 punts</text:span></text:span></text:p>
          <text:list>
            <text:list-item>
              <text:p text:style-name="P7"><text:s/><text:span text:style-name="T5">[0,5 punts] </text:span>Quanta memòria ram porta aquesta tarja? Indica-ho en GBytes i en Bytes</text:p>
              <text:p text:style-name="P10">Resposta: <text:span text:style-name="T7">4 GB <text:s text:c="3"/>4.194.304 B</text:span></text:p>
            </text:list-item>
            <text:list-item>
              <text:p text:style-name="P14"><text:s/><text:span text:style-name="T5">[0,5 punts] </text:span>Quantes interfícies i de quin tipus per connectar a monitors té?</text:p>
              <text:p text:style-name="P8">Resposta: </text:p>
            </text:list-item>
            <text:list-item>
              <text:p text:style-name="P14"><text:s/><text:span text:style-name="T5">[0,5 punts] </text:span>Quina tecnologia fa servir per connectar dues targes similars simultàniament en una mateixa placa base?</text:p>
              <text:p text:style-name="P8">Resposta: <text:span text:style-name="T8">AMD Crossfire</text:span></text:p>
            </text:list-item>
            <text:list-item>
              <text:p text:style-name="P14"><text:s/><text:span text:style-name="T5">[0,5 punts] </text:span>En quines plaques base de les vistes podem instal.lar dues targes com aquesta funcionant a plè rendiment?</text:p>
              <text:p text:style-name="P8">Resposta: <text:span text:style-name="T8">Gigabyte Z170X Gaming 7</text:span></text:p>
            </text:list-item>
          </text:list>
          <text:p text:style-name="P16"><text:span text:style-name="Strong_20_Emphasis"><text:span text:style-name="T1"/></text:span></text:p>
        </text:list-item>
        <text:list-item>
          <text:p text:style-name="P17"><text:span text:style-name="Strong_20_Emphasis"><text:span text:style-name="T1">[Radix_Eco_III_650] – </text:span></text:span><text:span text:style-name="Strong_20_Emphasis"><text:span text:style-name="T2">Total 1 punt</text:span></text:span></text:p>
          <text:list>
            <text:list-item>
              <text:p text:style-name="P7"><text:s/><text:span text:style-name="T5">[0,25 punts] </text:span>Quants connectors d'alimentació tipus 'molex' té aquesta font?</text:p>
              <text:p text:style-name="P8">Resposta: </text:p>
            </text:list-item>
            <text:list-item>
              <text:p text:style-name="P14"><text:s/><text:span text:style-name="T5">[0,25 punts] </text:span>Quants connectors SATA té aquesta font?</text:p>
              <text:p text:style-name="P8">Resposta: <text:span text:style-name="T8">5</text:span></text:p>
            </text:list-item>
            <text:list-item>
              <text:p text:style-name="P14"><text:s/><text:span text:style-name="T5">[0,25 punts] </text:span>Què podem connectar als connectors FDD?</text:p>
              <text:p text:style-name="P8">Resposta: </text:p>
            </text:list-item>
            <text:list-item>
              <text:p text:style-name="P14"><text:s/><text:span text:style-name="T5">[0,25 punts] </text:span>Quina potència màxima proporciona aquesta font?</text:p>
              <text:p text:style-name="P8">Resposta: <text:span text:style-name="T8">650 W</text:span></text:p>
              <text:p text:style-name="P15">A plè rendiment, quin consum tindrà de la xarxa elèctrica?</text:p>
              <text:p text:style-name="P8">Resposta: </text:p>
            </text:list-item>
          </text:list>
          <text:p text:style-name="P16"><text:span text:style-name="Strong_20_Emphasis"><text:span text:style-name="T1"/></text:span></text:p>
        </text:list-item>
        <text:list-item>
          <text:p text:style-name="P17"><text:span text:style-name="Strong_20_Emphasis"><text:span text:style-name="T1">[Corsair-psu-spec-table] – </text:span></text:span><text:span text:style-name="Strong_20_Emphasis"><text:span text:style-name="T2">Total 1 punt</text:span></text:span></text:p>
          <text:list>
            <text:list-item>
              <text:p text:style-name="P7"><text:s/><text:span text:style-name="T5">[0,25 punts] </text:span>Quin model de la sèrie 'V<text:span text:style-name="T8">S</text:span>' triarem com a mínim per alimentar una placa base que tingui una tarja gràfica com la de l'apartat 3?</text:p>
              <text:p text:style-name="P8">Resposta: </text:p>
            </text:list-item>
            <text:list-item>
              <text:p text:style-name="P14"><text:s/><text:span text:style-name="T5">[0,25 punts] </text:span>Quina és l'eficiència al 100% de càrrega de la font que has triat?</text:p>
              <text:p text:style-name="P8">Resposta: </text:p>
            </text:list-item>
            <text:list-item>
              <text:p text:style-name="P14"><text:s/><text:span text:style-name="T5">[0,5 punts] </text:span>Podrem alimentar dues tarjes gràfiques com les de l'apartat 3 amb la font triada? Justifica la resposta (no val només un si o un no, expliqueu perquè si o perquè no).</text:p>
              <text:p text:style-name="P8">Resposta: </text:p>
            </text:list-item>
          </text:list>
          <text:p text:style-name="P16"><text:span text:style-name="Strong_20_Emphasis"><text:span text:style-name="T1"/></text:span></text:p>
        </text:list-item>
        <text:list-item>
          <text:p text:style-name="P17"><text:span text:style-name="Strong_20_Emphasis"><text:span text:style-name="T1">[Tech specs] – </text:span></text:span><text:span text:style-name="Strong_20_Emphasis"><text:span text:style-name="T2">Total 2 punts</text:span></text:span></text:p>
          <text:list>
            <text:list-item>
              <text:p text:style-name="P7"><text:s/><text:span text:style-name="T5">[0,5 punts] </text:span>Quin tipus de dispositiu fa referència?</text:p>
              <text:p text:style-name="P11">Resposta: <text:span text:style-name="T9">Disc dur</text:span></text:p>
            </text:list-item>
            <text:list-item>
              <text:p text:style-name="P14"><text:s/><text:span text:style-name="T5">[0,5 punts] </text:span>Quin tipus de factor de forma té?</text:p>
              <text:p text:style-name="P11">Resposta: <text:span text:style-name="T9">M.2</text:span></text:p>
            </text:list-item>
            <text:list-item>
              <text:p text:style-name="P14"><text:s/><text:span text:style-name="T5">[0,5 punts] </text:span>Quants Mbits/s en lectura seqüencial pot proporcionar? </text:p>
              <text:p text:style-name="P11">Resposta: <text:span text:style-name="T9">20.000 Mb/s</text:span></text:p>
              <text:p text:style-name="P15">I en escriptura seqüencial?</text:p>
              <text:p text:style-name="P8">Resposta: <text:span text:style-name="T9">12.000 Mb/s</text:span></text:p>
            </text:list-item>
            <text:list-item>
              <text:p text:style-name="P14"><text:soft-page-break/><text:s/><text:span text:style-name="T5">[0,5 punts] </text:span>En quines plaques base de les vistes abans podríem fer ús d'aquest dispositiu?</text:p>
              <text:p text:style-name="P8">Resposta: 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0:20:11.441266228</meta:creation-date>
    <dc:date>2016-11-03T13:22:31.599536852</dc:date>
    <meta:editing-duration>PT11M50S</meta:editing-duration>
    <meta:editing-cycles>3</meta:editing-cycles>
    <meta:generator>LibreOffice/5.1.5.2$Linux_X86_64 LibreOffice_project/10$Build-2</meta:generator>
    <meta:document-statistic meta:table-count="0" meta:image-count="0" meta:object-count="0" meta:page-count="3" meta:paragraph-count="72" meta:word-count="565" meta:character-count="3417" meta:non-whitespace-character-count="2905"/>
  </office:meta>
</office:document-meta>
</file>